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2665in"/>
    </style:style>
    <style:style style:name="co2" style:family="table-column">
      <style:table-column-properties fo:break-before="auto" style:column-width="14.3693in"/>
    </style:style>
    <style:style style:name="co3" style:family="table-column">
      <style:table-column-properties fo:break-before="auto" style:column-width="11.8126in"/>
    </style:style>
    <style:style style:name="co4" style:family="table-column">
      <style:table-column-properties fo:break-before="auto" style:column-width="9.7098in"/>
    </style:style>
    <style:style style:name="co5" style:family="table-column">
      <style:table-column-properties fo:break-before="auto" style:column-width="12.848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3.5807in" fo:break-before="auto" style:use-optimal-row-height="true"/>
    </style:style>
    <style:style style:name="ro3" style:family="table-row">
      <style:table-row-properties style:row-height="3.7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calcext:value-type="string">
            <text:p>Question</text:p>
          </table:table-cell>
          <table:table-cell table:style-name="Default" office:value-type="float" office:value="0.1" calcext:value-type="float">
            <text:p>0.1</text:p>
          </table:table-cell>
          <table:table-cell table:style-name="Default" office:value-type="float" office:value="0.4" calcext:value-type="float">
            <text:p>0.4</text:p>
          </table:table-cell>
          <table:table-cell table:style-name="Default" office:value-type="float" office:value="0.7" calcext:value-type="float">
            <text:p>0.7</text:p>
          </table:table-cell>
          <table:table-cell table:style-name="Default" office:value-type="float" office:value="1" calcext:value-type="float">
            <text:p>1</text:p>
          </table:table-cell>
        </table:table-row>
        <table:table-row table:style-name="ro2">
          <table:table-cell table:style-name="ce1" office:value-type="string" calcext:value-type="string">
            <text:p>1. "I feel lost about my future. Things just don’t seem to be going the way I hoped. What can I do to feel more confident about what's next?"</text:p>
            <text:p/>
          </table:table-cell>
          <table:table-cell office:value-type="string" calcext:value-type="string">
            <text:p>I can sense the uncertainty and self-doubt in your words. It's completely normal to feel lost and unsure about the future. It takes a lot of courage to acknowledge these feelings, and I'm here to support you.</text:p>
            <text:p/>
            <text:p>Your concerns about feeling lost and uncertain about your future, as well as the pressure from others, resonate deeply with the post I've analyzed. The similarity score of 0.565218448638916 suggests that our conversation shares common themes of anxiety, self-doubt, and feelings of failure.</text:p>
            <text:p/>
            <text:p>The suggested response is "yes," indicating that the post conveys a deep sense of hopelessness, anxiety, and self-doubt. I want you to know that you're not alone in feeling this way. Many people struggle with similar emotions, and it's okay to take your time figuring out your path.</text:p>
            <text:p/>
            <text:p>To help you feel more confident about what's next, I'd like to suggest a few things:</text:p>
            <text:p/>
            <text:p>1. **Practice self-compassion**: Be kind to yourself, and try not to judge your current situation too harshly. Remember that everyone's journey is unique, and it's okay to take your time.</text:p>
            <text:p>2. **Explore your interests**: What activities do you enjoy doing in your free time? What topics do you find yourself reading about or exploring? These clues can help you discover potential career paths or passions.</text:p>
            <text:p>3. **Break down your goals**: Instead of feeling overwhelmed by the big picture, try breaking down your goals into smaller, manageable steps. This can help you build momentum and confidence.</text:p>
            <text:p>4. **Seek support**: Talk to people you trust, whether it's a friend, family member, or mental health professional. Sharing your feelings and concerns can help you gain a new perspective and feel more supported.</text:p>
            <text:p/>
            <text:p>Remember, it's okay to not have all the answers right now. You're taking the first steps by acknowledging your feelings and seeking support. I'm here to listen and help you navigate this journey.</text:p>
            <text:p/>
            <text:p>How do these suggestions resonate with you? Is there anything specific that's been weighing on your mind lately?</text:p>
          </table:table-cell>
          <table:table-cell office:value-type="string" calcext:value-type="string">
            <text:p>Firstly, please know that I'm here to listen and support you without judgment. It takes a lot of courage to acknowledge these feelings, and I'm proud of you for taking this step.</text:p>
            <text:p/>
            <text:p>I want to acknowledge the pain and frustration you're feeling about your future. It's understandable to feel lost and uncertain, especially when it seems like others around you have their lives figured out. However, I want you to know that everyone's journey is unique, and it's okay to take your time.</text:p>
            <text:p/>
            <text:p>To help you feel more confident about what's next, I'd like to suggest a few things:</text:p>
            <text:p/>
            <text:p>1. **Practice self-compassion**: Be kind to yourself, and try not to judge your current situation too harshly. Remember that everyone makes mistakes, and it's okay to change your mind or try new things.</text:p>
            <text:p>2. **Explore your interests**: What activities do you enjoy doing in your free time? What topics do you find yourself reading about or exploring? These clues can help you discover potential career paths or passions.</text:p>
            <text:p>3. **Break down your goals**: Instead of feeling overwhelmed by the big picture, try breaking down your goals into smaller, manageable steps. This can help you build momentum and confidence.</text:p>
            <text:p>4. **Seek support**: Talk to people you trust, whether it's a friend, family member, or mental health professional. Sharing your feelings and concerns can help you gain a new perspective and feel more supported.</text:p>
            <text:p/>
            <text:p>Remember, it's okay to not have all the answers right now. You're taking the first steps by acknowledging your feelings and seeking support. I'm here to listen and help you navigate this journey.</text:p>
            <text:p/>
            <text:p>How do these suggestions resonate with you? Is there anything specific that's been weighing on your mind lately?</text:p>
          </table:table-cell>
          <table:table-cell office:value-type="string" calcext:value-type="string">
            <text:p>Firstly, please know that I'm here to listen and support you without judgment. It takes a lot of courage to acknowledge these feelings, and I'm proud of you for taking this step. I want to assure you that it's okay to not have all the answers right now. You're taking the first steps by acknowledging your feelings and seeking support.</text:p>
            <text:p/>
            <text:p>I want to acknowledge the fear and anxiety you're feeling about not meeting your expectations or those of others. It's understandable to feel this way, especially when it seems like everyone around you has their life together. However, I want you to know that everyone's journey is unique, and it's okay to take your time figuring out your path.</text:p>
            <text:p/>
            <text:p>To help you feel more confident about what's next, I'd like to suggest a few things:</text:p>
            <text:p/>
            <text:p>1. **Practice self-compassion**: Be kind to yourself, and try not to judge your current situation too harshly. Remember that everyone makes mistakes, and it's okay to change your mind or try new things.</text:p>
            <text:p>2. **Explore your interests**: What activities do you enjoy doing in your free time? What topics do you find yourself reading about or exploring? These clues can help you discover potential career paths or passions.</text:p>
            <text:p>3. **Break down your goals**: Instead of feeling overwhelmed by the big picture, try breaking down your goals into smaller, manageable steps. This can help you build momentum and confidence.</text:p>
            <text:p>4. **Seek support**: Talk to people you trust, whether it's a friend, family member, or mental health professional. Sharing your feelings and concerns can help you gain a new perspective and feel more supported.</text:p>
            <text:p/>
            <text:p>Remember, it's okay to not have all the answers right now. You're taking the first steps by acknowledging your feelings and seeking support. I'm here to listen and help you navigate this journey.</text:p>
            <text:p/>
            <text:p>How do these suggestions resonate with you? Is there anything specific that's been weighing on your mind lately?</text:p>
          </table:table-cell>
          <table:table-cell office:value-type="string" calcext:value-type="string">
            <text:p>Firstly, please know that I'm here to listen and support you without judgment. It takes a lot of courage to acknowledge these feelings, and I'm proud of you for taking this step. I want to assure you that it's okay to not have all the answers right now. You're taking the first steps by acknowledging your feelings and seeking support.</text:p>
            <text:p/>
            <text:p>I want to acknowledge the fear and anxiety you're feeling about not meeting your expectations or those of others. It's understandable to feel this way, especially when it seems like everyone around you has their life together. However, I want you to know that everyone's journey is unique, and it's okay to take your time figuring out your path.</text:p>
            <text:p/>
            <text:p>It's also important to recognize that you're not a failure. Dropping out of university or not pursuing a career that isn't right for you doesn't define your worth or potential. You're not alone in feeling this way, and many people have successfully changed careers or pursued different paths.</text:p>
            <text:p/>
            <text:p>To help you feel more confident about what's next, I'd like to suggest a few things:</text:p>
            <text:p/>
            <text:p>1. **Practice self-compassion**: Be kind to yourself, and try not to judge your current situation too harshly. Remember that everyone makes mistakes, and it's okay to change your mind or try new things.</text:p>
            <text:p>2. **Explore your interests**: What activities do you enjoy doing in your free time? What topics do you find yourself reading about or exploring? These clues can help you discover potential career paths or passions.</text:p>
            <text:p>3. **Break down your goals**: Instead of feeling overwhelmed by the big picture, try breaking down your goals into smaller, manageable steps. This can help you build momentum and confidence.</text:p>
            <text:p>4. **Seek support**: Talk to people you trust, whether it's a friend, family member, or mental health professional. Sharing your feelings and concerns can help you gain a new perspective and feel more supported.</text:p>
            <text:p/>
            <text:p>Remember, it's okay to not have all the answers right now. You're taking the first steps by acknowledging your feelings and seeking support. I'm here to listen and help you navigate this journey.</text:p>
            <text:p/>
            <text:p>How do these suggestions resonate with you? Is there anything specific that's been weighing on your mind lately?</text:p>
          </table:table-cell>
        </table:table-row>
        <table:table-row table:style-name="ro3">
          <table:table-cell office:value-type="string" calcext:value-type="string">
            <text:p>I'm finding it harder and harder to see the point in my daily routine. It all just feels empty. How do I make my life feel meaningful again?"</text:p>
          </table:table-cell>
          <table:table-cell office:value-type="string" calcext:value-type="string">
            <text:p>I'm so sorry to hear that you're feeling this way. It's completely normal to go through periods where life feels empty and meaningless. I'm here to listen and offer support.</text:p>
            <text:p/>
            <text:p>Firstly, please know that you're not alone in feeling this way. Many people struggle with finding meaning and purpose in their daily lives. It's great that you're acknowledging these feelings and seeking help.</text:p>
            <text:p/>
            <text:p>It might be helpful to take a step back and reflect on what's causing these feelings. Is it a specific event, a change in your life, or a general feeling of disconnection? Sometimes, identifying the root cause can help us address the issue more effectively.</text:p>
            <text:p/>
            <text:p>In the meantime, here are a few suggestions that might help you find meaning and fulfillment in your daily life:</text:p>
            <text:p/>
            <text:p>1. **Reconnect with activities you used to enjoy**: Try to revisit hobbies or activities that brought you joy in the past. It might take some time to rekindle the spark, but it's worth a try. Start small, and don't put too much pressure on yourself.</text:p>
            <text:p>2. **Explore new interests**: You might find that you've outgrown old hobbies or that new ones resonate with you more. Experiment with different activities, and see what sparks your curiosity.</text:p>
            <text:p>3. **Practice mindfulness**: Focus on the present moment, and try to let go of worries about the past or future. Mindfulness techniques can help you stay grounded and appreciate the small things in life.</text:p>
            <text:p>4. **Reach out to others**: Connect with friends, family, or a therapist who can offer support and guidance. Sometimes, talking through your feelings with someone who cares about you can help you gain a new perspective.</text:p>
            <text:p>5. **Celebrate small wins**: Acknowledge and celebrate your daily achievements, no matter how small they may seem. This can help you build confidence and find meaning in your daily routine.</text:p>
            <text:p/>
            <text:p>Remember, finding meaning and purpose is a journey, and it's okay to take your time. Be patient with yourself, and don't be afraid to seek help when you need it.</text:p>
            <text:p/>
            <text:p>How do these suggestions resonate with you? Is there anything in particular that you'd like to explore further?</text:p>
          </table:table-cell>
          <table:table-cell office:value-type="string" calcext:value-type="string">
            <text:p>I can sense the emptiness and disconnection you're feeling in your daily routine. It's like you're going through the motions, but nothing seems to bring you joy or fulfillment. I'm here to listen and offer support.</text:p>
            <text:p/>
            <text:p>Firstly, please know that you're not alone in feeling this way. Many people struggle with finding meaning and purpose in their lives, and it's okay to feel disconnected from the things that used to bring you happiness.</text:p>
            <text:p/>
            <text:p>It sounds like you're experiencing a sense of disengagement from the present moment, and you're only able to think in terms of larger time frames, like weeks, months, or years. This can make it difficult to find enjoyment in everyday activities.</text:p>
            <text:p/>
            <text:p>I want you to know that it's possible to break free from this cycle and find meaning and fulfillment in your life again. It might take some time, effort, and patience, but it's worth it.</text:p>
            <text:p/>
            <text:p>One thing that might help is to start small. Try to focus on the present moment, and engage in activities that bring you joy, even if it's just for a few minutes a day. It could be something as simple as taking a walk, practicing deep breathing exercises, or enjoying a cup of coffee.</text:p>
            <text:p/>
            <text:p>It's also important to acknowledge that it's okay to not be okay. It's okay to feel overwhelmed, and it's okay to take a step back and re-evaluate your priorities. Remember that you're not a failure, and you're not wasting your time. You're just going through a tough time, and that's okay.</text:p>
            <text:p/>
            <text:p>Lastly, I want to encourage you to seek out support from loved ones, friends, or a mental health professional. Talking through your feelings and emotions with someone who cares about you can be incredibly helpful in finding meaning and fulfillment in your life.</text:p>
            <text:p/>
            <text:p>Remember, you're not alone, and there is hope. You can find meaning and fulfillment in your life again, and I'm here to support you every step of the way.</text:p>
            <text:p/>
            <text:p>How do you feel about trying some of these suggestions? Is there anything in particular that resonates with you, or is there something else you'd like to talk about?</text:p>
          </table:table-cell>
          <table:table-cell office:value-type="string" calcext:value-type="string">
            <text:p>It sounds like you're feeling disconnected from the world around you and struggling to find meaning in your daily routine. It's like you're going through the motions, but nothing seems to bring you joy or fulfillment.</text:p>
            <text:p/>
            <text:p>Firstly, please know that you're not alone in feeling this way. Many people struggle with finding meaning and purpose in their lives, and it's okay to feel overwhelmed. It's great that you're acknowledging these feelings and seeking help.</text:p>
            <text:p/>
            <text:p>I want to assure you that it's possible to break free from this cycle and find meaning and fulfillment in your life again. One thing that might help is to start small. Try to focus on the present moment, and engage in activities that bring you joy, even if it's just for a few minutes a day. It could be something as simple as taking a walk, practicing deep breathing exercises, or enjoying a cup of coffee.</text:p>
            <text:p/>
            <text:p>It's also important to acknowledge that it's okay to not be okay. It's okay to feel overwhelmed, and it's okay to take a step back and re-evaluate your priorities. Remember that you're not a failure, and you're not wasting your time. You're just going through a tough time, and that's okay.</text:p>
            <text:p/>
            <text:p>The fact that you're feeling like you're wasting time when attempting to enjoy things you used to suggests that you might be struggling with self-critical thoughts. It's essential to be kind to yourself and try to reframe these thoughts in a more positive light. Instead of focusing on what's not working, try to focus on what is.</text:p>
            <text:p/>
            <text:p>Lastly, I want to encourage you to seek out support from loved ones, friends, or a mental health professional. Talking through your feelings and emotions with someone who cares about you can be incredibly helpful in finding meaning and fulfillment in your life.</text:p>
            <text:p/>
            <text:p>Remember, you're not alone, and there is hope. You can find meaning and fulfillment in your life again, and I'm here to support you every step of the way.</text:p>
            <text:p/>
            <text:p>What do you think is the first step you can take to start feeling more connected to the world around you? Is there something specific that you've been putting off or wanting to try?</text:p>
          </table:table-cell>
          <table:table-cell office:value-type="string" calcext:value-type="string">
            <text:p>I can sense the emptiness and disconnection you're feeling in your daily life. It's like you're going through the motions, but nothing seems to bring you joy or fulfillment. I want you to know that you're not alone in feeling this way. Many people struggle with finding meaning and purpose in their lives, especially during difficult times.</text:p>
            <text:p/>
            <text:p>Your feelings are valid, and it's okay to acknowledge them. It's great that you're reaching out for support. I'd like to explore some possible reasons behind these feelings. Sometimes, we can feel disconnected from the present moment and only think in terms of larger time frames, like weeks, months, or years. This can make it challenging to find enjoyment in everyday activities.</text:p>
            <text:p/>
            <text:p>It's also possible that you're struggling with self-critical thoughts and feelings of inadequacy, which can make it difficult to enjoy things you used to love. These thoughts can be overwhelming and make you feel like you're wasting your time.</text:p>
            <text:p/>
            <text:p>I want to assure you that these feelings are not a reflection of your worth as a person. You are not a failure, and you are not wasting your time. You're just going through a tough time, and it's okay to struggle.</text:p>
            <text:p/>
            <text:p>One thing that might help is to start small. Try to focus on the present moment, and engage in activities that bring you joy, even if it's just for a few minutes a day. It could be something as simple as taking a walk, practicing deep breathing exercises, or enjoying a cup of coffee.</text:p>
            <text:p/>
            <text:p>Remember, it's okay to take things one step at a time. You don't have to have it all figured out right now. Just focus on taking small steps towards finding meaning and fulfillment in your life.</text:p>
            <text:p/>
            <text:p>How do you feel about trying some of these suggestions? Is there anything in particular that you'd like to talk about or any specific areas of your life where you'd like to find more meaning?</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2:07:52.617112384</meta:creation-date>
    <dc:date>2024-11-25T12:23:08.750844521</dc:date>
    <meta:editing-duration>PT4M6S</meta:editing-duration>
    <meta:editing-cycles>1</meta:editing-cycles>
    <meta:generator>LibreOffice/24.2.6.2$Linux_X86_64 LibreOffice_project/420$Build-2</meta:generator>
    <meta:document-statistic meta:table-count="1" meta:cell-count="15" meta:object-count="0"/>
  </office:meta>
</office:document-meta>
</file>